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7.644cm" fo:margin-left="0.009cm" fo:margin-top="0cm" fo:margin-bottom="0cm" table:align="left" style:writing-mode="lr-tb"/>
    </style:style>
    <style:style style:name="Таблиця1.A" style:family="table-column">
      <style:table-column-properties style:column-width="4.41cm"/>
    </style:style>
    <style:style style:name="Таблиця1.B" style:family="table-column">
      <style:table-column-properties style:column-width="4.411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2" style:family="table">
      <style:table-properties style:width="17.644cm" fo:margin-left="0.009cm" fo:margin-top="0cm" fo:margin-bottom="0cm" table:align="left" style:writing-mode="lr-tb"/>
    </style:style>
    <style:style style:name="Таблиця2.A" style:family="table-column">
      <style:table-column-properties style:column-width="5.881cm"/>
    </style:style>
    <style:style style:name="Таблиця2.C" style:family="table-column">
      <style:table-column-properties style:column-width="5.883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" style:family="table">
      <style:table-properties style:width="17.644cm" fo:margin-left="0.009cm" fo:margin-top="0cm" fo:margin-bottom="0cm" table:align="left" style:writing-mode="lr-tb"/>
    </style:style>
    <style:style style:name="Таблиця3.A" style:family="table-column">
      <style:table-column-properties style:column-width="1.242cm"/>
    </style:style>
    <style:style style:name="Таблиця3.B" style:family="table-column">
      <style:table-column-properties style:column-width="10.52cm"/>
    </style:style>
    <style:style style:name="Таблиця3.C" style:family="table-column">
      <style:table-column-properties style:column-width="5.883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c6ef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8.83cm" style:type="center"/>
          <style:tab-stop style:position="13.441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8.83cm" style:type="center"/>
          <style:tab-stop style:position="13.441cm"/>
        </style:tab-stops>
      </style:paragraph-properties>
      <style:text-properties officeooo:paragraph-rsid="001fc6ef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weight-asian="bold" style:font-name-complex="Times New Roman1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8.83cm" style:type="center"/>
          <style:tab-stop style:position="13.441cm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6.117cm"/>
        </style:tab-stops>
      </style:paragraph-properties>
      <style:text-properties style:font-name="Times New Roman" fo:font-weight="bold" style:font-weight-asian="bold" style:font-name-complex="Times New Roman1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Times New Roman" fo:font-weight="bold" style:font-weight-asian="bold" style:font-name-complex="Times New Roman1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uk" fo:country="UA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uk" fo:country="UA" fo:font-weight="bold" officeooo:rsid="001fc6ef" officeooo:paragraph-rsid="001fc6ef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uk" fo:country="UA" officeooo:rsid="001fc6ef" officeooo:paragraph-rsid="001fc6e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uk" fo:country="UA" officeooo:rsid="001fc6ef" officeooo:paragraph-rsid="001fc6e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fo:font-weight="bold" officeooo:rsid="001fc6ef" officeooo:paragraph-rsid="001fc6ef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true" fo:line-height="115%">
        <style:tab-stops>
          <style:tab-stop style:position="3.62cm"/>
        </style:tab-stops>
      </style:paragraph-properties>
      <style:text-properties style:font-name="Times New Roman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letter-kerning="false" style:font-name-asian="Calibri1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style:letter-kerning="false" style:font-name-asian="Calibri1" style:font-size-asian="11pt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uk" fo:country="U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uk" fo:country="UA" officeooo:paragraph-rsid="001fc6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uk" fo:country="U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uk" fo:country="UA" officeooo:rsid="001fc6ef" officeooo:paragraph-rsid="001fc6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uk" fo:country="UA" officeooo:rsid="001fc6ef" officeooo:paragraph-rsid="001fc6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top="0cm" fo:margin-bottom="0cm" style:contextual-spacing="false" fo:line-height="115%"/>
    </style:style>
    <style:style style:name="P29" style:family="paragraph" style:parent-style-name="Standard">
      <style:paragraph-properties fo:margin-top="0cm" fo:margin-bottom="0cm" style:contextual-spacing="true" fo:line-height="115%"/>
    </style:style>
    <style:style style:name="P30" style:family="paragraph" style:parent-style-name="Standard">
      <style:paragraph-properties fo:margin-top="0cm" fo:margin-bottom="0cm" style:contextual-spacing="true" fo:line-height="115%">
        <style:tab-stops>
          <style:tab-stop style:position="3.62cm"/>
        </style:tab-stops>
      </style:paragraph-properties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1fc6ef"/>
    </style:style>
    <style:style style:name="P32" style:family="paragraph" style:parent-style-name="Standard">
      <style:paragraph-properties fo:margin-top="0cm" fo:margin-bottom="0cm" style:contextual-spacing="true" fo:line-height="115%"/>
      <style:text-properties officeooo:paragraph-rsid="001fc6ef"/>
    </style:style>
    <style:style style:name="P33" style:family="paragraph" style:parent-style-name="Standard">
      <style:paragraph-properties fo:margin-top="0cm" fo:margin-bottom="0cm" style:contextual-spacing="true" fo:line-height="115%">
        <style:tab-stops>
          <style:tab-stop style:position="3.62cm"/>
        </style:tab-stops>
      </style:paragraph-properties>
      <style:text-properties officeooo:paragraph-rsid="001fc6ef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fc6ef" officeooo:paragraph-rsid="001fc6ef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fo:font-weight="bold" officeooo:rsid="001fc6ef" officeooo:paragraph-rsid="001fc6ef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1fc6ef" style:font-weight-asian="bold" style:font-name-complex="Times New Roman1" style:font-weight-complex="bold"/>
    </style:style>
    <style:style style:name="T3" style:family="text">
      <style:text-properties style:font-name="Times New Roman" fo:language="uk" fo:country="UA" fo:font-weight="bold" officeooo:rsid="001fc6ef" style:font-weight-asian="bold" style:font-name-complex="Times New Roman1" style:font-weight-complex="bold"/>
    </style:style>
    <style:style style:name="T4" style:family="text">
      <style:text-properties style:font-name="Times New Roman" fo:language="uk" fo:country="UA" fo:font-weight="bold" style:language-asian="en" style:country-asian="US" style:font-weight-asian="bold" style:font-name-complex="Times New Roman1" style:font-weight-complex="bold"/>
    </style:style>
    <style:style style:name="T5" style:family="text">
      <style:text-properties style:font-name="Times New Roman" fo:language="uk" fo:country="UA" style:font-name-complex="Times New Roman1"/>
    </style:style>
    <style:style style:name="T6" style:family="text">
      <style:text-properties style:font-name="Times New Roman" fo:language="uk" fo:country="UA" officeooo:rsid="001fc6ef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language="en" fo:country="US" style:font-name-complex="Times New Roman1"/>
    </style:style>
    <style:style style:name="T9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0" style:family="text">
      <style:text-properties style:font-name="Times New Roman" fo:language="en" fo:country="US" fo:font-weight="bold" officeooo:rsid="001fc6ef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style:language-asian="uk" style:country-asian="UA"/>
    </style:style>
    <style:style style:name="T12" style:family="text">
      <style:text-properties fo:color="#000000" loext:opacity="100%" style:font-name="Times New Roman" fo:font-style="italic" style:language-asian="uk" style:country-asian="UA" style:font-style-asian="italic" style:font-style-complex="italic"/>
    </style:style>
    <style:style style:name="T13" style:family="text">
      <style:text-properties fo:color="#000000" loext:opacity="100%" style:font-name="Times New Roman" fo:font-style="italic" officeooo:rsid="001fc6ef" style:language-asian="uk" style:country-asian="UA" style:font-style-asian="italic" style:font-style-complex="italic"/>
    </style:style>
    <style:style style:name="T14" style:family="text">
      <style:text-properties fo:color="#000000" loext:opacity="100%" style:font-name="Times New Roman" fo:font-style="italic" fo:font-weight="bold" style:language-asian="uk" style:country-asian="UA" style:font-style-asian="italic" style:font-weight-asian="bold" style:font-style-complex="italic" style:font-weight-complex="bold"/>
    </style:style>
    <style:style style:name="T15" style:family="text">
      <style:text-properties fo:color="#000000" loext:opacity="100%" style:font-name="Times New Roman" fo:language="en" fo:country="US" fo:font-style="italic" style:language-asian="uk" style:country-asian="UA" style:font-style-asian="italic" style:font-style-complex="italic"/>
    </style:style>
    <style:style style:name="T16" style:family="text">
      <style:text-properties fo:color="#000000" loext:opacity="100%" style:font-name="Times New Roman" fo:language="en" fo:country="US" fo:font-style="italic" fo:font-weight="bold" style:language-asian="uk" style:country-asian="UA" style:font-style-asian="italic" style:font-weight-asian="bold" style:font-style-complex="italic" style:font-weight-complex="bold"/>
    </style:style>
    <style:style style:name="T17" style:family="text">
      <style:text-properties fo:color="#000000" loext:opacity="100%" style:font-name="Times New Roman" fo:language="en" fo:country="US" fo:font-style="italic" fo:font-weight="bold" officeooo:rsid="001fc6ef" style:language-asian="uk" style:country-asian="UA" style:font-style-asian="italic" style:font-weight-asian="bold" style:font-style-complex="italic" style:font-weight-complex="bold"/>
    </style:style>
    <style:style style:name="T18" style:family="text">
      <style:text-properties fo:color="#000000" loext:opacity="100%" style:font-name="Times New Roman" fo:language="en" fo:country="US" fo:font-style="italic" fo:font-weight="bold" style:language-asian="uk" style:country-asian="UA" style:font-style-asian="italic" style:font-weight-asian="bold" style:font-name-complex="F" style:font-style-complex="italic" style:font-weight-complex="bold"/>
    </style:style>
    <style:style style:name="T19" style:family="text">
      <style:text-properties fo:color="#000000" loext:opacity="100%" style:font-name="Times New Roman" fo:language="en" fo:country="US" fo:font-style="italic" fo:font-weight="bold" style:language-asian="uk" style:country-asian="UA" style:font-style-asian="italic" style:font-weight-asian="bold" style:font-name-complex="Times New Roman1" style:font-style-complex="italic" style:font-weight-complex="bold"/>
    </style:style>
    <style:style style:name="T20" style:family="text">
      <style:text-properties fo:color="#000000" loext:opacity="100%" style:font-name="Times New Roman" fo:language="en" fo:country="US" fo:font-style="italic" fo:font-weight="bold" officeooo:rsid="001fc6ef" style:language-asian="uk" style:country-asian="UA" style:font-style-asian="italic" style:font-weight-asian="bold" style:font-name-complex="Times New Roman1" style:font-style-complex="italic" style:font-weight-complex="bold"/>
    </style:style>
    <style:style style:name="T21" style:family="text">
      <style:text-properties fo:color="#000000" loext:opacity="100%" style:font-name="Times New Roman" fo:language="uk" fo:country="UA" fo:font-style="italic" fo:font-weight="bold" style:language-asian="uk" style:country-asian="UA" style:font-style-asian="italic" style:font-weight-asian="bold" style:font-style-complex="italic" style:font-weight-complex="bold"/>
    </style:style>
    <style:style style:name="T22" style:family="text">
      <style:text-properties fo:color="#000000" loext:opacity="100%" style:font-name="Times New Roman" fo:language="uk" fo:country="UA" fo:font-style="italic" fo:font-weight="bold" officeooo:rsid="001fc6ef" style:language-asian="uk" style:country-asian="UA" style:font-style-asian="italic" style:font-weight-asian="bold" style:font-style-complex="italic" style:font-weight-complex="bold"/>
    </style:style>
    <style:style style:name="T23" style:family="text">
      <style:text-properties fo:color="#000000" loext:opacity="100%" style:font-name="Times New Roman" fo:language="uk" fo:country="UA" fo:font-style="italic" fo:font-weight="bold" style:language-asian="uk" style:country-asian="UA" style:font-style-asian="italic" style:font-weight-asian="bold" style:font-name-complex="F" style:font-style-complex="italic" style:font-weight-complex="bold"/>
    </style:style>
    <style:style style:name="T24" style:family="text">
      <style:text-properties fo:color="#000000" loext:opacity="100%" style:font-name="Times New Roman" fo:language="uk" fo:country="UA" fo:font-style="italic" fo:font-weight="bold" officeooo:rsid="001fc6ef" style:language-asian="uk" style:country-asian="UA" style:font-style-asian="italic" style:font-weight-asian="bold" style:font-name-complex="Times New Roman1" style:font-style-complex="italic" style:font-weight-complex="bold"/>
    </style:style>
    <style:style style:name="T25" style:family="text">
      <style:text-properties officeooo:rsid="001fc6ef"/>
    </style:style>
    <style:style style:name="T26" style:family="text">
      <style:text-properties fo:language="ru" fo:country="RU" officeooo:rsid="001fc6ef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не завдання №4</text:span><text:span text:style-name="T1"/></text:p>
      <text:p text:style-name="P34"><text:span text:style-name="T1">Моторна Оля</text:span><text:span text:style-name="T1"/></text:p>
      <text:p text:style-name="P3"><text:span text:style-name="T11">Складіть перелік компетенцій менеджера з персоналу у розрізі: </text:span><text:span text:style-name="T11"/></text:p>
      <text:p text:style-name="P3"><text:span text:style-name="T12">базові; важливі і бажані; </text:span><text:span text:style-name="T15">soft</text:span><text:span text:style-name="T12"> </text:span><text:span text:style-name="T15">skills</text:span><text:span text:style-name="T12">, </text:span><text:span text:style-name="T15">hard</text:span><text:span text:style-name="T12"> </text:span><text:span text:style-name="T15">skills</text:span><text:span text:style-name="T12"> <text:s text:c="2"/>(перелік компетенції).</text:span><text:span text:style-name="T12"/></text:p>
      <text:p text:style-name="P3"><text:span text:style-name="T12"><text:s/></text:span><text:span text:style-name="T13">Т</text:span><text:span text:style-name="T12">аблиц</text:span><text:span text:style-name="T13">я</text:span><text:span text:style-name="T15"> 1</text:span><text:span text:style-name="T15"/></text:p>
      <table:table table:name="Таблиця1" table:style-name="Таблиця1">
        <table:table-column table:style-name="Таблиця1.A"/>
        <table:table-column table:style-name="Таблиця1.B" table:number-columns-repeated="2"/>
        <table:table-column table:style-name="Таблиця1.A"/>
        <table:table-row table:style-name="Таблиця1.1">
          <table:table-cell table:style-name="Таблиця1.A1" office:value-type="string">
            <text:p text:style-name="P22"><text:span text:style-name="T1">Компентенції</text:span><text:span text:style-name="T1"/></text:p>
          </table:table-cell>
          <table:table-cell table:style-name="Таблиця1.A1" office:value-type="string">
            <text:p text:style-name="P22"><text:span text:style-name="T1">Базові</text:span><text:span text:style-name="T1"/></text:p>
          </table:table-cell>
          <table:table-cell table:style-name="Таблиця1.A1" office:value-type="string">
            <text:p text:style-name="P22"><text:span text:style-name="T1">Важливі</text:span><text:span text:style-name="T1"/></text:p>
          </table:table-cell>
          <table:table-cell table:style-name="Таблиця1.A1" office:value-type="string">
            <text:p text:style-name="P22"><text:span text:style-name="T1">Бажані</text:span><text:span text:style-name="T1"/></text:p>
          </table:table-cell>
        </table:table-row>
        <table:table-row table:style-name="Таблиця1.1">
          <table:table-cell table:style-name="Таблиця1.A1" office:value-type="string">
            <text:p text:style-name="P23"><text:span text:style-name="T1">1 знати законодавчі та нормативно-правові акти</text:span><text:span text:style-name="T1"/></text:p>
          </table:table-cell>
          <table:table-cell table:style-name="Таблиця1.A1" office:value-type="string">
            <text:p text:style-name="P12"><text:s text:c="19"/><text:span text:style-name="T26">+</text:span><text:span text:style-name="T1"/></text:p>
          </table:table-cell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2"/>
          </table:table-cell>
        </table:table-row>
        <table:table-row table:style-name="Таблиця1.1">
          <table:table-cell table:style-name="Таблиця1.A1" office:value-type="string">
            <text:p text:style-name="P23"><text:span text:style-name="T1">2 вміти <text:s/>регламентувати діяльність підприємства, установи, організації з управління персоналом</text:span><text:span text:style-name="T1"/></text:p>
          </table:table-cell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2"><text:s text:c="19"/><text:span text:style-name="T26">+</text:span><text:span text:style-name="T1"/></text:p>
          </table:table-cell>
          <table:table-cell table:style-name="Таблиця1.A1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 керувати автомобілем</text:p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4 проєктувати цілі, стратегію розвитку та бізнес-план підприємства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5з нати трудове законодавство</text:p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6 знати основи ринкової економіки, підприємництва та ведення бізнесу; кон'юнктуру ринку праці та освітніх послуг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7 планувати і прогнозувати потребу в персоналі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8 мати освіту зі спеціальності «право»</text:p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9 аналізувати кількісний та якісний склад працюючих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10 знати сучасні концепції з менеджменту персонал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11 знати систему стандартів з праці, трудових і соціальних нормативів</text:p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12 знати основи технології виробництва та перспективи розвитк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13 знати передові технології кадрової роботи, стандарти та уніфіковані форми кадрової документації</text:p>
          </table:table-cell>
          <table:table-cell table:style-name="Таблиця1.A4" office:value-type="string">
            <text:p text:style-name="P12"><text:s text:c="20"/><text:span text:style-name="T1"/></text:p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14 <text:s/>використовувати інформацію із застосуванням сучасних технічних <text:soft-page-break/>засобів комунікацій та зв'язку, обчислювальної техніки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15 <text:s/>мати високий рівень працездатності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16 проводити кадровий аудит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17 володіти іноземною мовою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18 знати правила та норми охорони праці, пожежної безпеки та виробничої санітарії</text:p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19 мати високий рівень емпатії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20 мати високий рівень комунікабельності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1 застосовувати гнучкість у рішенні питань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22 мати активну життєву позицію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23 керувати HR-командою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4 орієнтуватися на результат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5 вміння вирішувати конфліктні ситуації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6 мати відповідальність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7 прагнення до постійного саморозвитку та навчання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28мати освіту зі спеціальності «психологія»</text:p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29 мати лідерські якості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0 застосовувати менторство, наставництво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6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31 навички відбору кандидатів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32 мати високий рівень стресостійкості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33 навички роботи з додатковими джерелами підбору персонал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34вміння розробляти основні інструменти для роботи з персоналом (заява на підбір, профіль посади тощо)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2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5 складання КПІ та <text:soft-page-break/>мотивувати працівників</text:p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6 володіти інструментами оцінювання персонал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7 тестування на виявлення професійних навичок або особистих здібностей працівника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8 проведення HR-аналітики</text:p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39 застосовування ефективного тайм менеджмент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40 розробляти структуру управління та кадровий склад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41 розробляти процес адаптації працівників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42 розробляти посадові інструкції, профілі посад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43 складати план розвитку працівників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44 формувати корпоративну культуру компанії</text:p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45 розробляти опитувальники для кандидатів та працівників</text:p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46 навички розв’язання проблем і роботи в нестандартних ситуаціях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0"/><text:span text:style-name="T25">+</text:span><text:span text:style-name="T1"/></text:p>
          </table:table-cell>
        </table:table-row>
        <table:table-row table:style-name="Таблиця1.1">
          <table:table-cell table:style-name="Таблиця1.A4" office:value-type="string">
            <text:p text:style-name="P16">47 винахідливість та здатність до інновацій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48 схильність до логічно обґрунтованого ризику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19"/><text:span text:style-name="T25">+</text:span><text:span text:style-name="T1"/></text:p>
          </table:table-cell>
        </table:table-row>
        <table:table-row table:style-name="Таблиця1.1">
          <table:table-cell table:style-name="Таблиця1.A1" office:value-type="string">
            <text:p text:style-name="P35">49 <text:span text:style-name="T7">висока адаптованість до нового середовища</text:span></text:p>
          </table:table-cell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2"><text:s text:c="21"/><text:span text:style-name="T25">+</text:span><text:span text:style-name="T1"/></text:p>
          </table:table-cell>
          <table:table-cell table:style-name="Таблиця1.A1" office:value-type="string">
            <text:p text:style-name="P12"/>
          </table:table-cell>
        </table:table-row>
        <table:table-row table:style-name="Таблиця1.1">
          <table:table-cell table:style-name="Таблиця1.A4" office:value-type="string">
            <text:p text:style-name="P16">50 володіти мистецтвом презентації</text:p>
          </table:table-cell>
          <table:table-cell table:style-name="Таблиця1.A4" office:value-type="string">
            <text:p text:style-name="P12"/>
          </table:table-cell>
          <table:table-cell table:style-name="Таблиця1.A4" office:value-type="string">
            <text:p text:style-name="P12"><text:s text:c="21"/><text:span text:style-name="T25">+</text:span><text:span text:style-name="T1"/></text:p>
          </table:table-cell>
          <table:table-cell table:style-name="Таблиця1.A4" office:value-type="string">
            <text:p text:style-name="P12"/>
          </table:table-cell>
        </table:table-row>
        <table:table-row table:style-name="Таблиця1.1">
          <table:table-cell table:style-name="Таблиця1.A1" office:value-type="string">
            <text:p text:style-name="P22"><text:span text:style-name="T1">52</text:span><text:span text:style-name="T1"/></text:p>
          </table:table-cell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2"/>
          </table:table-cell>
        </table:table-row>
        <table:table-row table:style-name="Таблиця1.1">
          <table:table-cell table:style-name="Таблиця1.A1" office:value-type="string">
            <text:p text:style-name="P22"><text:span text:style-name="T1">Разом</text:span><text:span text:style-name="T1"/></text:p>
          </table:table-cell>
          <table:table-cell table:style-name="Таблиця1.A1" office:value-type="string">
            <text:p text:style-name="P22"><text:span text:style-name="T1">Σбазові </text:span><text:span text:style-name="T2">11</text:span><text:span text:style-name="T1"/></text:p>
          </table:table-cell>
          <table:table-cell table:style-name="Таблиця1.A1" office:value-type="string">
            <text:p text:style-name="P22"><text:span text:style-name="T1">Σважливі </text:span><text:span text:style-name="T2">17</text:span><text:span text:style-name="T1"/></text:p>
          </table:table-cell>
          <table:table-cell table:style-name="Таблиця1.A1" office:value-type="string">
            <text:p text:style-name="P22"><text:span text:style-name="T1">Σбажані </text:span><text:span text:style-name="T2">22</text:span><text:span text:style-name="T1"/></text:p>
          </table:table-cell>
        </table:table-row>
      </table:table>
      <text:p text:style-name="P7"/>
      <text:p text:style-name="P27"><text:span text:style-name="T1">Σкомпетенцій= Σбазові </text:span><text:span text:style-name="T2">11</text:span><text:span text:style-name="T1"> + Σважливі </text:span><text:span text:style-name="T2">17</text:span><text:span text:style-name="T1"> + Σбажані </text:span><text:span text:style-name="T2">22 </text:span><text:span text:style-name="T1">=5</text:span><text:span text:style-name="T2">0</text:span><text:span text:style-name="T1"/></text:p>
      <text:p text:style-name="P1"><text:span text:style-name="T1">%Базових = 100 / Σкомпетенцій * Σбазові </text:span><text:span text:style-name="T2">= 100/50</text:span><text:span text:style-name="T10">*</text:span><text:span text:style-name="T3">11=22</text:span><text:span text:style-name="T1"/></text:p>
      <text:p text:style-name="P5"><text:span text:style-name="T1"><text:tab/>%Важливі = 100 / Σкомпетенцій * Σважливі </text:span><text:span text:style-name="T2">= 100/50</text:span><text:span text:style-name="T10">*</text:span><text:span text:style-name="T3">17=34</text:span><text:span text:style-name="T1"><text:tab/></text:span><text:span text:style-name="T1"/></text:p>
      <text:p text:style-name="P2"><text:span text:style-name="T1">%Бажані = 100 / Σкомпетенцій * Σбажані </text:span><text:span text:style-name="T2">= 100/50</text:span><text:span text:style-name="T10">*</text:span><text:span text:style-name="T3">22=44</text:span><text:span text:style-name="T1"/></text:p>
      <text:p text:style-name="P8"/>
      <text:p text:style-name="P9"/>
      <text:p text:style-name="P7"/>
      <text:p text:style-name="P3"><text:soft-page-break/><text:span text:style-name="T1">Побудувати діаграму компетенцій менеджера персоналу (%базові + %важливі + %бажані =100%)</text:span><text:span text:style-name="T1"/></text:p>
      <text:p text:style-name="P7"/>
      <text:p text:style-name="P3"><draw:frame draw:style-name="fr1" draw:name="Діаграма 1" text:anchor-type="as-char" svg:width="15.236cm" svg:height="8.886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7"/>
      <text:p text:style-name="P3"><text:span text:style-name="T2">Т</text:span><text:span text:style-name="T1">аблиц</text:span><text:span text:style-name="T2">я</text:span><text:span text:style-name="T1"> 2</text:span><text:span text:style-name="T1"/></text:p>
      <text:p text:style-name="P7"/>
      <table:table table:name="Таблиця2" table:style-name="Таблиця2">
        <table:table-column table:style-name="Таблиця2.A" table:number-columns-repeated="2"/>
        <table:table-column table:style-name="Таблиця2.C"/>
        <table:table-row table:style-name="Таблиця2.1">
          <table:table-cell table:style-name="Таблиця2.A1" office:value-type="string">
            <text:p text:style-name="P22"><text:span text:style-name="T1">Компетенції</text:span><text:span text:style-name="T1"/></text:p>
          </table:table-cell>
          <table:table-cell table:style-name="Таблиця2.A1" office:value-type="string">
            <text:p text:style-name="P19"><text:span text:style-name="T16">soft</text:span><text:span text:style-name="T21"> </text:span><text:span text:style-name="T16">skills</text:span><text:span text:style-name="T1"/></text:p>
          </table:table-cell>
          <table:table-cell table:style-name="Таблиця2.A1" office:value-type="string">
            <text:p text:style-name="P19"><text:span text:style-name="T16">hard</text:span><text:span text:style-name="T21"> </text:span><text:span text:style-name="T16">skills</text:span><text:span text:style-name="T1"/></text:p>
          </table:table-cell>
        </table:table-row>
        <table:table-row table:style-name="Таблиця2.1">
          <table:table-cell table:style-name="Таблиця2.A1" office:value-type="string">
            <text:p text:style-name="P23"><text:span text:style-name="T1">1 знати законодавчі та нормативно-правові акти</text:span><text:span text:style-name="T1"/></text:p>
          </table:table-cell>
          <table:table-cell table:style-name="Таблиця2.A1" office:value-type="string">
            <text:p text:style-name="P12"/>
          </table:table-cell>
          <table:table-cell table:style-name="Таблиця2.A1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2 вміти <text:s/>регламентувати діяльність підприємства, установи, організації з управління персоналом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 керувати автомобілем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 проєктувати цілі, стратегію розвитку та бізнес-план підприємства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5 знати трудове законодавство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6 знати основи ринкової економіки, підприємництва та ведення бізнесу; кон'юнктуру ринку праці та освітніх послуг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7 планувати і прогнозувати потребу в персоналі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8мати освіту зі спеціальності «право»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9 аналізувати кількісний та якісний склад працюючих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0 знати сучасні концепції з менеджменту персоналу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1 знати систему стандартів з праці, трудових і соціальних нормативів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2 знати основи технології виробництва та перспективи розвитку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3 знати передові технології кадрової роботи, стандарти та уніфіковані форми кадрової документації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4 використовувати <text:soft-page-break/>інформацію із застосуванням сучасних технічних засобів комунікацій та зв'язку, обчислювальної техніки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5 мати високий рівень працездатності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6 проводити кадровий аудит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7 володіти іноземною мовою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18 знати правила та норми охорони праці, пожежної безпеки та виробничої санітарії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19 мати високий рівень емпатії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0 мати високий рівень комунікабельності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1 застосовувати гнучкість у рішенні питань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2 мати активну життєву позицію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3 керувати HR-командою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30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24 орієнтуватися на результат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30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25 вміння вирішувати конфліктні ситуації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6 мати відповідальність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7 прагнення до постійного саморозвитку та навчання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8мати освіту зі спеціальності «психологія»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29 мати лідерські якості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9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0 застосовувати менторство, наставництво<text:span text:style-name="T1"/></text:p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31 навички відбору кандидатів<text:span text:style-name="T1"/></text:p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32 мати високий рівень стресостійкості<text:span text:style-name="T1"/></text:p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33 навички роботи з додатковими джерелами підбору персоналу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4вміння розробляти основні інструменти для роботи з персоналом (заява на підбір, профіль посади тощо)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5 складання КПІ та мотивувати працівників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6 володіти інструментами оцінювання персоналу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7 тестування на виявлення професійних навичок або особистих здібностей працівника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8 проведення HR-аналітики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39 застосовування ефективного тайм менеджменту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0 розробляти структуру управління та кадровий склад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1 розробляти процес адаптації працівників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2 розробляти посадові <text:soft-page-break/>інструкції, профілі посад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8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3 складати план розвитку працівників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4 формувати корпоративну культуру компанії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5 розробляти опитувальники для кандидатів та працівників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3" office:value-type="string">
            <text:p text:style-name="P13">46 навички розв’язання проблем і роботи в нестандартних ситуаціях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47 винахідливість та здатність до інновацій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48 схильність до логічно обґрунтованого ризику<text:span text:style-name="T1"/></text:p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  <table:table-cell table:style-name="Таблиця2.A3" office:value-type="string">
            <text:p text:style-name="P12"/>
          </table:table-cell>
        </table:table-row>
        <table:table-row table:style-name="Таблиця2.1">
          <table:table-cell table:style-name="Таблиця2.A3" office:value-type="string">
            <text:p text:style-name="P13">49 висока адаптованість до нового середовища<text:span text:style-name="T1"/></text:p>
          </table:table-cell>
          <table:table-cell table:style-name="Таблиця2.A3" office:value-type="string">
            <text:p text:style-name="P12"/>
          </table:table-cell>
          <table:table-cell table:style-name="Таблиця2.A3" office:value-type="string">
            <text:p text:style-name="P12"><text:s text:c="27"/><text:span text:style-name="T25">+</text:span><text:span text:style-name="T1"/></text:p>
          </table:table-cell>
        </table:table-row>
        <table:table-row table:style-name="Таблиця2.1">
          <table:table-cell table:style-name="Таблиця2.A1" office:value-type="string">
            <text:p text:style-name="P25"><text:span text:style-name="T1">50 володіти мистецтвом презентації</text:span><text:span text:style-name="T1"/></text:p>
          </table:table-cell>
          <table:table-cell table:style-name="Таблиця2.A1" office:value-type="string">
            <text:p text:style-name="P12"><text:s text:c="28"/><text:span text:style-name="T25">+</text:span><text:span text:style-name="T1"/></text:p>
          </table:table-cell>
          <table:table-cell table:style-name="Таблиця2.A1" office:value-type="string">
            <text:p text:style-name="P12"/>
          </table:table-cell>
        </table:table-row>
        <table:table-row table:style-name="Таблиця2.1">
          <table:table-cell table:style-name="Таблиця2.A1" office:value-type="string">
            <text:p text:style-name="P22"><text:span text:style-name="T1">Разом</text:span><text:span text:style-name="T1"/></text:p>
          </table:table-cell>
          <table:table-cell table:style-name="Таблиця2.A1" office:value-type="string">
            <text:p text:style-name="P18"><text:span text:style-name="T4">Σ</text:span><text:span text:style-name="T18"> soft</text:span><text:span text:style-name="T23"> </text:span><text:span text:style-name="T18">skills</text:span><text:span text:style-name="T19"> </text:span><text:span text:style-name="T24">16</text:span><text:span text:style-name="T1"/></text:p>
          </table:table-cell>
          <table:table-cell table:style-name="Таблиця2.A1" office:value-type="string">
            <text:p text:style-name="P18"><text:span text:style-name="T4">Σ</text:span><text:span text:style-name="T18"> hard</text:span><text:span text:style-name="T23"> <text:s/></text:span><text:span text:style-name="T18">skills</text:span><text:span text:style-name="T19"> </text:span><text:span text:style-name="T24">34</text:span><text:span text:style-name="T1"/></text:p>
          </table:table-cell>
        </table:table-row>
      </table:table>
      <text:p text:style-name="P7"/>
      <text:p text:style-name="P7"/>
      <text:p text:style-name="P27"><text:span text:style-name="T1">Σкомпетенцій= Σ</text:span><text:span text:style-name="T16"> soft</text:span><text:span text:style-name="T14"> </text:span><text:span text:style-name="T16">skills</text:span><text:span text:style-name="T14"> + </text:span><text:span text:style-name="T1">Σ</text:span><text:span text:style-name="T16"> hard</text:span><text:span text:style-name="T14"> <text:s/></text:span><text:span text:style-name="T16">skills</text:span><text:span text:style-name="T24"> = 50</text:span><text:span text:style-name="T1"/></text:p>
      <text:p text:style-name="P4"><text:span text:style-name="T1"><text:tab/>%</text:span><text:span text:style-name="T16">soft</text:span><text:span text:style-name="T14"> </text:span><text:span text:style-name="T16">skills</text:span><text:span text:style-name="T1"> = 100 / Σкомпетенцій * Σ</text:span><text:span text:style-name="T16"> soft</text:span><text:span text:style-name="T14"> </text:span><text:span text:style-name="T16">skills </text:span><text:span text:style-name="T22">= 100/ 50</text:span><text:span text:style-name="T17">*</text:span><text:span text:style-name="T1"><text:tab/></text:span><text:span text:style-name="T2">16=32</text:span><text:span text:style-name="T1"/></text:p>
      <text:p text:style-name="P2"><text:span text:style-name="T1">%</text:span><text:span text:style-name="T16"> hard</text:span><text:span text:style-name="T14"> <text:s/></text:span><text:span text:style-name="T16">skills</text:span><text:span text:style-name="T1"> = 100 / Σкомпетенцій * Σ</text:span><text:span text:style-name="T16"> hard</text:span><text:span text:style-name="T14"> <text:s/></text:span><text:span text:style-name="T16">skills</text:span><text:span text:style-name="T24">= 100/ 50</text:span><text:span text:style-name="T20">*</text:span><text:span text:style-name="T24">34=68</text:span><text:span text:style-name="T19"><text:tab/></text:span><text:span text:style-name="T1"/></text:p>
      <text:p text:style-name="P10"/>
      <text:p text:style-name="P3"><text:span text:style-name="T1">Побудувати діаграму компетенцій менеджера персоналу (%</text:span><text:span text:style-name="T16">soft</text:span><text:span text:style-name="T14"> </text:span><text:span text:style-name="T16">skills</text:span><text:span text:style-name="T1"> + %</text:span><text:span text:style-name="T14"> </text:span><text:span text:style-name="T16">hard</text:span><text:span text:style-name="T14"> <text:s/></text:span><text:span text:style-name="T16">skills</text:span><text:span text:style-name="T1"> =100%)</text:span><text:span text:style-name="T1"/></text:p>
      <text:p text:style-name="P3"><draw:frame draw:style-name="fr1" draw:name="Діаграма 2" text:anchor-type="as-char" svg:width="15.24cm" svg:height="8.89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1"/></text:p>
      <text:p text:style-name="P3"><text:span text:style-name="T7">.</text:span><text:span text:style-name="T7"/></text:p>
      <text:p text:style-name="P6"><text:span text:style-name="T7">Таблиця 3</text:span><text:span text:style-name="T7"/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row table:style-name="Таблиця3.1">
          <table:table-cell table:style-name="Таблиця3.A1" office:value-type="string">
            <text:p text:style-name="P24"><text:span text:style-name="T7">№</text:span><text:span text:style-name="T7"/></text:p>
          </table:table-cell>
          <table:table-cell table:style-name="Таблиця3.A1" office:value-type="string">
            <text:p text:style-name="P24"><text:span text:style-name="T7">Компетенції менеджера з персоналу</text:span><text:span text:style-name="T7"/></text:p>
          </table:table-cell>
          <table:table-cell table:style-name="Таблиця3.A1" office:value-type="string">
            <text:p text:style-name="P24"><text:span text:style-name="T7">Ранжування за пріоритетністю від 1 до 50</text:span><text:span text:style-name="T7"/></text:p>
          </table:table-cell>
        </table:table-row>
        <table:table-row table:style-name="Таблиця3.1">
          <table:table-cell table:style-name="Таблиця3.A1" office:value-type="string">
            <text:p text:style-name="P22"><text:span text:style-name="T7">1</text:span><text:span text:style-name="T7"/></text:p>
          </table:table-cell>
          <table:table-cell table:style-name="Таблиця3.A1" office:value-type="string">
            <text:p text:style-name="P31">знати законодавчі та нормативно-правові акти<text:span text:style-name="T7"/></text:p>
          </table:table-cell>
          <table:table-cell table:style-name="Таблиця3.A1" office:value-type="string">
            <text:p text:style-name="P20"><text:span text:style-name="T6">2</text:span><text:span text:style-name="T8">1</text:span><text:span text:style-name="T8"/></text:p>
          </table:table-cell>
        </table:table-row>
        <table:table-row table:style-name="Таблиця3.1">
          <table:table-cell table:style-name="Таблиця3.A1" office:value-type="string">
            <text:p text:style-name="P22"><text:span text:style-name="T7">2</text:span><text:span text:style-name="T7"/></text:p>
          </table:table-cell>
          <table:table-cell table:style-name="Таблиця3.A1" office:value-type="string">
            <text:p text:style-name="P31">вміти <text:s/>регламентувати діяльність підприємства, установи, організації з управління персоналом<text:span text:style-name="T7"/></text:p>
          </table:table-cell>
          <table:table-cell table:style-name="Таблиця3.A1" office:value-type="string">
            <text:p text:style-name="P26">44</text:p>
          </table:table-cell>
        </table:table-row>
        <table:table-row table:style-name="Таблиця3.1">
          <table:table-cell table:style-name="Таблиця3.A1" office:value-type="string">
            <text:p text:style-name="P22"><text:span text:style-name="T7">3</text:span><text:span text:style-name="T7"/></text:p>
          </table:table-cell>
          <table:table-cell table:style-name="Таблиця3.A1" office:value-type="string">
            <text:p text:style-name="P31">керувати автомобілем<text:span text:style-name="T7"/></text:p>
          </table:table-cell>
          <table:table-cell table:style-name="Таблиця3.A1" office:value-type="string">
            <text:p text:style-name="P26">50</text:p>
          </table:table-cell>
        </table:table-row>
        <table:table-row table:style-name="Таблиця3.1">
          <table:table-cell table:style-name="Таблиця3.A1" office:value-type="string">
            <text:p text:style-name="P22"><text:span text:style-name="T7">4</text:span><text:span text:style-name="T7"/></text:p>
          </table:table-cell>
          <table:table-cell table:style-name="Таблиця3.A1" office:value-type="string">
            <text:p text:style-name="P31">проєктувати цілі, стратегію розвитку та бізнес-план підприємства<text:span text:style-name="T7"/></text:p>
          </table:table-cell>
          <table:table-cell table:style-name="Таблиця3.A1" office:value-type="string">
            <text:p text:style-name="P20"><text:span text:style-name="T8">4</text:span><text:span text:style-name="T8"/></text:p>
          </table:table-cell>
        </table:table-row>
        <table:table-row table:style-name="Таблиця3.1">
          <table:table-cell table:style-name="Таблиця3.A6" office:value-type="string">
            <text:p text:style-name="P14">5<text:span text:style-name="T7"/></text:p>
          </table:table-cell>
          <table:table-cell table:style-name="Таблиця3.A6" office:value-type="string">
            <text:p text:style-name="P31">знати трудове законодавство<text:span text:style-name="T7"/></text:p>
          </table:table-cell>
          <table:table-cell table:style-name="Таблиця3.A6" office:value-type="string">
            <text:p text:style-name="P15">48</text:p>
          </table:table-cell>
        </table:table-row>
        <text:soft-page-break/>
        <table:table-row table:style-name="Таблиця3.1">
          <table:table-cell table:style-name="Таблиця3.A6" office:value-type="string">
            <text:p text:style-name="P14">6<text:span text:style-name="T7"/></text:p>
          </table:table-cell>
          <table:table-cell table:style-name="Таблиця3.A6" office:value-type="string">
            <text:p text:style-name="P31">знати основи ринкової економіки, підприємництва та ведення бізнесу; кон'юнктуру ринку праці та освітніх послуг<text:span text:style-name="T7"/></text:p>
          </table:table-cell>
          <table:table-cell table:style-name="Таблиця3.A6" office:value-type="string">
            <text:p text:style-name="P15">43</text:p>
          </table:table-cell>
        </table:table-row>
        <table:table-row table:style-name="Таблиця3.1">
          <table:table-cell table:style-name="Таблиця3.A6" office:value-type="string">
            <text:p text:style-name="P14">7<text:span text:style-name="T7"/></text:p>
          </table:table-cell>
          <table:table-cell table:style-name="Таблиця3.A6" office:value-type="string">
            <text:p text:style-name="P31">планувати і прогнозувати потребу в персоналі<text:span text:style-name="T7"/></text:p>
          </table:table-cell>
          <table:table-cell table:style-name="Таблиця3.A6" office:value-type="string">
            <text:p text:style-name="P15">23</text:p>
          </table:table-cell>
        </table:table-row>
        <table:table-row table:style-name="Таблиця3.1">
          <table:table-cell table:style-name="Таблиця3.A6" office:value-type="string">
            <text:p text:style-name="P14">8<text:span text:style-name="T7"/></text:p>
          </table:table-cell>
          <table:table-cell table:style-name="Таблиця3.A6" office:value-type="string">
            <text:p text:style-name="P31">мати освіту зі спеціальності «право»<text:span text:style-name="T7"/></text:p>
          </table:table-cell>
          <table:table-cell table:style-name="Таблиця3.A6" office:value-type="string">
            <text:p text:style-name="P15">46</text:p>
          </table:table-cell>
        </table:table-row>
        <table:table-row table:style-name="Таблиця3.1">
          <table:table-cell table:style-name="Таблиця3.A6" office:value-type="string">
            <text:p text:style-name="P14">9<text:span text:style-name="T7"/></text:p>
          </table:table-cell>
          <table:table-cell table:style-name="Таблиця3.A6" office:value-type="string">
            <text:p text:style-name="P31">аналізувати кількісний та якісний склад працюючих<text:span text:style-name="T7"/></text:p>
          </table:table-cell>
          <table:table-cell table:style-name="Таблиця3.A6" office:value-type="string">
            <text:p text:style-name="P15">25</text:p>
          </table:table-cell>
        </table:table-row>
        <table:table-row table:style-name="Таблиця3.1">
          <table:table-cell table:style-name="Таблиця3.A6" office:value-type="string">
            <text:p text:style-name="P14">10<text:span text:style-name="T7"/></text:p>
          </table:table-cell>
          <table:table-cell table:style-name="Таблиця3.A6" office:value-type="string">
            <text:p text:style-name="P32">знати сучасні концепції з менеджменту персоналу<text:span text:style-name="T7"/></text:p>
          </table:table-cell>
          <table:table-cell table:style-name="Таблиця3.A6" office:value-type="string">
            <text:p text:style-name="P15">3</text:p>
          </table:table-cell>
        </table:table-row>
        <table:table-row table:style-name="Таблиця3.1">
          <table:table-cell table:style-name="Таблиця3.A6" office:value-type="string">
            <text:p text:style-name="P14">11<text:span text:style-name="T7"/></text:p>
          </table:table-cell>
          <table:table-cell table:style-name="Таблиця3.A6" office:value-type="string">
            <text:p text:style-name="P32"><text:s/>знати систему стандартів з праці, трудових і соціальних нормативів<text:span text:style-name="T7"/></text:p>
          </table:table-cell>
          <table:table-cell table:style-name="Таблиця3.A6" office:value-type="string">
            <text:p text:style-name="P15">42</text:p>
          </table:table-cell>
        </table:table-row>
        <table:table-row table:style-name="Таблиця3.1">
          <table:table-cell table:style-name="Таблиця3.A6" office:value-type="string">
            <text:p text:style-name="P14">12<text:span text:style-name="T7"/></text:p>
          </table:table-cell>
          <table:table-cell table:style-name="Таблиця3.A6" office:value-type="string">
            <text:p text:style-name="P32">знати основи технології виробництва та перспективи розвитку<text:span text:style-name="T7"/></text:p>
          </table:table-cell>
          <table:table-cell table:style-name="Таблиця3.A6" office:value-type="string">
            <text:p text:style-name="P15">27</text:p>
          </table:table-cell>
        </table:table-row>
        <table:table-row table:style-name="Таблиця3.1">
          <table:table-cell table:style-name="Таблиця3.A6" office:value-type="string">
            <text:p text:style-name="P14">13<text:span text:style-name="T7"/></text:p>
          </table:table-cell>
          <table:table-cell table:style-name="Таблиця3.A6" office:value-type="string">
            <text:p text:style-name="P32">знати передові технології кадрової роботи, стандарти та уніфіковані форми кадрової документац<text:span text:style-name="T7"/></text:p>
          </table:table-cell>
          <table:table-cell table:style-name="Таблиця3.A6" office:value-type="string">
            <text:p text:style-name="P15">26</text:p>
          </table:table-cell>
        </table:table-row>
        <table:table-row table:style-name="Таблиця3.1">
          <table:table-cell table:style-name="Таблиця3.A6" office:value-type="string">
            <text:p text:style-name="P14">14<text:span text:style-name="T7"/></text:p>
          </table:table-cell>
          <table:table-cell table:style-name="Таблиця3.A6" office:value-type="string">
            <text:p text:style-name="P32">використовувати інформацію із застосуванням сучасних технічних засобів комунікацій та зв'язку, обчислювальної техніки<text:span text:style-name="T7"/></text:p>
          </table:table-cell>
          <table:table-cell table:style-name="Таблиця3.A6" office:value-type="string">
            <text:p text:style-name="P15">5</text:p>
          </table:table-cell>
        </table:table-row>
        <table:table-row table:style-name="Таблиця3.1">
          <table:table-cell table:style-name="Таблиця3.A6" office:value-type="string">
            <text:p text:style-name="P14">15<text:span text:style-name="T7"/></text:p>
          </table:table-cell>
          <table:table-cell table:style-name="Таблиця3.A6" office:value-type="string">
            <text:p text:style-name="P32">мати високий рівень працездатності<text:span text:style-name="T7"/></text:p>
          </table:table-cell>
          <table:table-cell table:style-name="Таблиця3.A6" office:value-type="string">
            <text:p text:style-name="P15">28</text:p>
          </table:table-cell>
        </table:table-row>
        <table:table-row table:style-name="Таблиця3.1">
          <table:table-cell table:style-name="Таблиця3.A6" office:value-type="string">
            <text:p text:style-name="P14">16<text:span text:style-name="T7"/></text:p>
          </table:table-cell>
          <table:table-cell table:style-name="Таблиця3.A6" office:value-type="string">
            <text:p text:style-name="P32">проводити кадровий аудит<text:span text:style-name="T7"/></text:p>
          </table:table-cell>
          <table:table-cell table:style-name="Таблиця3.A6" office:value-type="string">
            <text:p text:style-name="P15">29</text:p>
          </table:table-cell>
        </table:table-row>
        <table:table-row table:style-name="Таблиця3.1">
          <table:table-cell table:style-name="Таблиця3.A6" office:value-type="string">
            <text:p text:style-name="P14">17<text:span text:style-name="T7"/></text:p>
          </table:table-cell>
          <table:table-cell table:style-name="Таблиця3.A6" office:value-type="string">
            <text:p text:style-name="P32">володіти іноземною мовою<text:span text:style-name="T7"/></text:p>
          </table:table-cell>
          <table:table-cell table:style-name="Таблиця3.A6" office:value-type="string">
            <text:p text:style-name="P15">1</text:p>
          </table:table-cell>
        </table:table-row>
        <table:table-row table:style-name="Таблиця3.1">
          <table:table-cell table:style-name="Таблиця3.A6" office:value-type="string">
            <text:p text:style-name="P14">18<text:span text:style-name="T7"/></text:p>
          </table:table-cell>
          <table:table-cell table:style-name="Таблиця3.A6" office:value-type="string">
            <text:p text:style-name="P32">знати правила та норми охорони праці, пожежної безпеки та виробничої санітарії<text:span text:style-name="T7"/></text:p>
          </table:table-cell>
          <table:table-cell table:style-name="Таблиця3.A6" office:value-type="string">
            <text:p text:style-name="P15">47</text:p>
          </table:table-cell>
        </table:table-row>
        <table:table-row table:style-name="Таблиця3.1">
          <table:table-cell table:style-name="Таблиця3.A6" office:value-type="string">
            <text:p text:style-name="P14">19<text:span text:style-name="T7"/></text:p>
          </table:table-cell>
          <table:table-cell table:style-name="Таблиця3.A6" office:value-type="string">
            <text:p text:style-name="P32">мати високий рівень емпатії<text:span text:style-name="T7"/></text:p>
          </table:table-cell>
          <table:table-cell table:style-name="Таблиця3.A6" office:value-type="string">
            <text:p text:style-name="P15">24</text:p>
          </table:table-cell>
        </table:table-row>
        <table:table-row table:style-name="Таблиця3.1">
          <table:table-cell table:style-name="Таблиця3.A6" office:value-type="string">
            <text:p text:style-name="P14">20<text:span text:style-name="T7"/></text:p>
          </table:table-cell>
          <table:table-cell table:style-name="Таблиця3.A6" office:value-type="string">
            <text:p text:style-name="P32">мати високий рівень комунікабельності<text:span text:style-name="T7"/></text:p>
          </table:table-cell>
          <table:table-cell table:style-name="Таблиця3.A6" office:value-type="string">
            <text:p text:style-name="P15">41</text:p>
          </table:table-cell>
        </table:table-row>
        <table:table-row table:style-name="Таблиця3.1">
          <table:table-cell table:style-name="Таблиця3.A6" office:value-type="string">
            <text:p text:style-name="P14">21<text:span text:style-name="T7"/></text:p>
          </table:table-cell>
          <table:table-cell table:style-name="Таблиця3.A6" office:value-type="string">
            <text:p text:style-name="P32">застосовувати гнучкість у рішенні питань<text:span text:style-name="T7"/></text:p>
          </table:table-cell>
          <table:table-cell table:style-name="Таблиця3.A6" office:value-type="string">
            <text:p text:style-name="P15">6</text:p>
          </table:table-cell>
        </table:table-row>
        <table:table-row table:style-name="Таблиця3.1">
          <table:table-cell table:style-name="Таблиця3.A6" office:value-type="string">
            <text:p text:style-name="P14">22<text:span text:style-name="T7"/></text:p>
          </table:table-cell>
          <table:table-cell table:style-name="Таблиця3.A6" office:value-type="string">
            <text:p text:style-name="P32">мати активну життєву позицію<text:span text:style-name="T7"/></text:p>
          </table:table-cell>
          <table:table-cell table:style-name="Таблиця3.A6" office:value-type="string">
            <text:p text:style-name="P15">30</text:p>
          </table:table-cell>
        </table:table-row>
        <table:table-row table:style-name="Таблиця3.1">
          <table:table-cell table:style-name="Таблиця3.A6" office:value-type="string">
            <text:p text:style-name="P14">23<text:span text:style-name="T7"/></text:p>
          </table:table-cell>
          <table:table-cell table:style-name="Таблиця3.A6" office:value-type="string">
            <text:p text:style-name="P32">керувати HR-командою<text:span text:style-name="T7"/></text:p>
          </table:table-cell>
          <table:table-cell table:style-name="Таблиця3.A6" office:value-type="string">
            <text:p text:style-name="P15">7</text:p>
          </table:table-cell>
        </table:table-row>
        <table:table-row table:style-name="Таблиця3.1">
          <table:table-cell table:style-name="Таблиця3.A6" office:value-type="string">
            <text:p text:style-name="P14">24<text:span text:style-name="T7"/></text:p>
          </table:table-cell>
          <table:table-cell table:style-name="Таблиця3.A6" office:value-type="string">
            <text:p text:style-name="P32">орієнтуватися на результат<text:span text:style-name="T7"/></text:p>
          </table:table-cell>
          <table:table-cell table:style-name="Таблиця3.A6" office:value-type="string">
            <text:p text:style-name="P15">9</text:p>
          </table:table-cell>
        </table:table-row>
        <table:table-row table:style-name="Таблиця3.1">
          <table:table-cell table:style-name="Таблиця3.A6" office:value-type="string">
            <text:p text:style-name="P14">25<text:span text:style-name="T7"/></text:p>
          </table:table-cell>
          <table:table-cell table:style-name="Таблиця3.A6" office:value-type="string">
            <text:p text:style-name="P32">вміння вирішувати конфліктні ситуації<text:span text:style-name="T7"/></text:p>
          </table:table-cell>
          <table:table-cell table:style-name="Таблиця3.A6" office:value-type="string">
            <text:p text:style-name="P15">8</text:p>
          </table:table-cell>
        </table:table-row>
        <table:table-row table:style-name="Таблиця3.1">
          <table:table-cell table:style-name="Таблиця3.A6" office:value-type="string">
            <text:p text:style-name="P14">26<text:span text:style-name="T7"/></text:p>
          </table:table-cell>
          <table:table-cell table:style-name="Таблиця3.A6" office:value-type="string">
            <text:p text:style-name="P32">мати відповідальність<text:span text:style-name="T7"/></text:p>
          </table:table-cell>
          <table:table-cell table:style-name="Таблиця3.A6" office:value-type="string">
            <text:p text:style-name="P15">2</text:p>
          </table:table-cell>
        </table:table-row>
        <table:table-row table:style-name="Таблиця3.1">
          <table:table-cell table:style-name="Таблиця3.A6" office:value-type="string">
            <text:p text:style-name="P14">27<text:span text:style-name="T7"/></text:p>
          </table:table-cell>
          <table:table-cell table:style-name="Таблиця3.A6" office:value-type="string">
            <text:p text:style-name="P32">прагнення до постійного саморозвитку та навчання<text:span text:style-name="T7"/></text:p>
          </table:table-cell>
          <table:table-cell table:style-name="Таблиця3.A6" office:value-type="string">
            <text:p text:style-name="P15">10</text:p>
          </table:table-cell>
        </table:table-row>
        <table:table-row table:style-name="Таблиця3.1">
          <table:table-cell table:style-name="Таблиця3.A6" office:value-type="string">
            <text:p text:style-name="P14">28<text:span text:style-name="T7"/></text:p>
          </table:table-cell>
          <table:table-cell table:style-name="Таблиця3.A6" office:value-type="string">
            <text:p text:style-name="P32"><text:s/>мати освіту зі спеціальності «психологія»<text:span text:style-name="T7"/></text:p>
          </table:table-cell>
          <table:table-cell table:style-name="Таблиця3.A6" office:value-type="string">
            <text:p text:style-name="P15">41</text:p>
          </table:table-cell>
        </table:table-row>
        <table:table-row table:style-name="Таблиця3.1">
          <table:table-cell table:style-name="Таблиця3.A6" office:value-type="string">
            <text:p text:style-name="P14">29<text:span text:style-name="T7"/></text:p>
          </table:table-cell>
          <table:table-cell table:style-name="Таблиця3.A6" office:value-type="string">
            <text:p text:style-name="P32">мати лідерські якості<text:span text:style-name="T7"/></text:p>
          </table:table-cell>
          <table:table-cell table:style-name="Таблиця3.A6" office:value-type="string">
            <text:p text:style-name="P15">19</text:p>
          </table:table-cell>
        </table:table-row>
        <table:table-row table:style-name="Таблиця3.1">
          <table:table-cell table:style-name="Таблиця3.A6" office:value-type="string">
            <text:p text:style-name="P14">30<text:span text:style-name="T7"/></text:p>
          </table:table-cell>
          <table:table-cell table:style-name="Таблиця3.A6" office:value-type="string">
            <text:p text:style-name="P32">застосовувати менторство, наставництво<text:span text:style-name="T7"/></text:p>
          </table:table-cell>
          <table:table-cell table:style-name="Таблиця3.A6" office:value-type="string">
            <text:p text:style-name="P15">32</text:p>
          </table:table-cell>
        </table:table-row>
        <table:table-row table:style-name="Таблиця3.1">
          <table:table-cell table:style-name="Таблиця3.A6" office:value-type="string">
            <text:p text:style-name="P14">31<text:span text:style-name="T7"/></text:p>
          </table:table-cell>
          <table:table-cell table:style-name="Таблиця3.A6" office:value-type="string">
            <text:p text:style-name="P32">навички відбору кандидатів<text:span text:style-name="T7"/></text:p>
          </table:table-cell>
          <table:table-cell table:style-name="Таблиця3.A6" office:value-type="string">
            <text:p text:style-name="P15">12</text:p>
          </table:table-cell>
        </table:table-row>
        <table:table-row table:style-name="Таблиця3.1">
          <table:table-cell table:style-name="Таблиця3.A6" office:value-type="string">
            <text:p text:style-name="P14">32<text:span text:style-name="T7"/></text:p>
          </table:table-cell>
          <table:table-cell table:style-name="Таблиця3.A6" office:value-type="string">
            <text:p text:style-name="P32">мати високий рівень стресостійкості<text:span text:style-name="T7"/></text:p>
          </table:table-cell>
          <table:table-cell table:style-name="Таблиця3.A6" office:value-type="string">
            <text:p text:style-name="P15">31</text:p>
          </table:table-cell>
        </table:table-row>
        <table:table-row table:style-name="Таблиця3.1">
          <table:table-cell table:style-name="Таблиця3.A6" office:value-type="string">
            <text:p text:style-name="P14">33<text:span text:style-name="T7"/></text:p>
          </table:table-cell>
          <table:table-cell table:style-name="Таблиця3.A6" office:value-type="string">
            <text:p text:style-name="P32">навички роботи з додатковими джерелами підбору персоналу<text:span text:style-name="T7"/></text:p>
          </table:table-cell>
          <table:table-cell table:style-name="Таблиця3.A6" office:value-type="string">
            <text:p text:style-name="P15">33</text:p>
          </table:table-cell>
        </table:table-row>
        <table:table-row table:style-name="Таблиця3.1">
          <table:table-cell table:style-name="Таблиця3.A6" office:value-type="string">
            <text:p text:style-name="P14">34<text:span text:style-name="T7"/></text:p>
          </table:table-cell>
          <table:table-cell table:style-name="Таблиця3.A6" office:value-type="string">
            <text:p text:style-name="P32">вміння розробляти основні інструменти для роботи з персоналом (заява на підбір, профіль посади тощо)<text:span text:style-name="T7"/></text:p>
          </table:table-cell>
          <table:table-cell table:style-name="Таблиця3.A6" office:value-type="string">
            <text:p text:style-name="P15">36</text:p>
          </table:table-cell>
        </table:table-row>
        <table:table-row table:style-name="Таблиця3.1">
          <table:table-cell table:style-name="Таблиця3.A6" office:value-type="string">
            <text:p text:style-name="P14">35<text:span text:style-name="T7"/></text:p>
          </table:table-cell>
          <table:table-cell table:style-name="Таблиця3.A6" office:value-type="string">
            <text:p text:style-name="P32">складання КПІ та мотивувати працівників<text:span text:style-name="T7"/></text:p>
          </table:table-cell>
          <table:table-cell table:style-name="Таблиця3.A6" office:value-type="string">
            <text:p text:style-name="P15">11</text:p>
          </table:table-cell>
        </table:table-row>
        <table:table-row table:style-name="Таблиця3.1">
          <table:table-cell table:style-name="Таблиця3.A6" office:value-type="string">
            <text:p text:style-name="P14">36<text:span text:style-name="T7"/></text:p>
          </table:table-cell>
          <table:table-cell table:style-name="Таблиця3.A6" office:value-type="string">
            <text:p text:style-name="P32">володіти інструментами оцінювання персоналу<text:span text:style-name="T7"/></text:p>
          </table:table-cell>
          <table:table-cell table:style-name="Таблиця3.A6" office:value-type="string">
            <text:p text:style-name="P15">14</text:p>
          </table:table-cell>
        </table:table-row>
        <table:table-row table:style-name="Таблиця3.1">
          <table:table-cell table:style-name="Таблиця3.A6" office:value-type="string">
            <text:p text:style-name="P14">37<text:span text:style-name="T7"/></text:p>
          </table:table-cell>
          <table:table-cell table:style-name="Таблиця3.A6" office:value-type="string">
            <text:p text:style-name="P32">тестування на виявлення професійних навичок або особистих здібностей працівника<text:span text:style-name="T7"/></text:p>
          </table:table-cell>
          <table:table-cell table:style-name="Таблиця3.A6" office:value-type="string">
            <text:p text:style-name="P15">34</text:p>
          </table:table-cell>
        </table:table-row>
        <table:table-row table:style-name="Таблиця3.1">
          <table:table-cell table:style-name="Таблиця3.A6" office:value-type="string">
            <text:p text:style-name="P14">38<text:span text:style-name="T7"/></text:p>
          </table:table-cell>
          <table:table-cell table:style-name="Таблиця3.A6" office:value-type="string">
            <text:p text:style-name="P32">проведення HR-аналітики<text:span text:style-name="T7"/></text:p>
          </table:table-cell>
          <table:table-cell table:style-name="Таблиця3.A6" office:value-type="string">
            <text:p text:style-name="P15">35</text:p>
          </table:table-cell>
        </table:table-row>
        <table:table-row table:style-name="Таблиця3.1">
          <table:table-cell table:style-name="Таблиця3.A6" office:value-type="string">
            <text:p text:style-name="P14">39<text:span text:style-name="T7"/></text:p>
          </table:table-cell>
          <table:table-cell table:style-name="Таблиця3.A6" office:value-type="string">
            <text:p text:style-name="P32">застосовування ефективного тайм менеджменту<text:span text:style-name="T7"/></text:p>
          </table:table-cell>
          <table:table-cell table:style-name="Таблиця3.A6" office:value-type="string">
            <text:p text:style-name="P15">13</text:p>
          </table:table-cell>
        </table:table-row>
        <table:table-row table:style-name="Таблиця3.1">
          <table:table-cell table:style-name="Таблиця3.A6" office:value-type="string">
            <text:p text:style-name="P14">40<text:span text:style-name="T7"/></text:p>
          </table:table-cell>
          <table:table-cell table:style-name="Таблиця3.A6" office:value-type="string">
            <text:p text:style-name="P32">розробляти структуру управління та кадровий склад<text:span text:style-name="T7"/></text:p>
          </table:table-cell>
          <table:table-cell table:style-name="Таблиця3.A6" office:value-type="string">
            <text:p text:style-name="P15">38</text:p>
          </table:table-cell>
        </table:table-row>
        <table:table-row table:style-name="Таблиця3.1">
          <table:table-cell table:style-name="Таблиця3.A6" office:value-type="string">
            <text:p text:style-name="P14">41<text:span text:style-name="T7"/></text:p>
          </table:table-cell>
          <table:table-cell table:style-name="Таблиця3.A6" office:value-type="string">
            <text:p text:style-name="P32">розробляти процес адаптації працівників<text:span text:style-name="T7"/></text:p>
          </table:table-cell>
          <table:table-cell table:style-name="Таблиця3.A6" office:value-type="string">
            <text:p text:style-name="P15">39</text:p>
          </table:table-cell>
        </table:table-row>
        <table:table-row table:style-name="Таблиця3.1">
          <table:table-cell table:style-name="Таблиця3.A6" office:value-type="string">
            <text:p text:style-name="P14">42<text:span text:style-name="T7"/></text:p>
          </table:table-cell>
          <table:table-cell table:style-name="Таблиця3.A6" office:value-type="string">
            <text:p text:style-name="P32">розробляти посадові інструкції, профілі посад<text:span text:style-name="T7"/></text:p>
          </table:table-cell>
          <table:table-cell table:style-name="Таблиця3.A6" office:value-type="string">
            <text:p text:style-name="P15">37</text:p>
          </table:table-cell>
        </table:table-row>
        <table:table-row table:style-name="Таблиця3.1">
          <table:table-cell table:style-name="Таблиця3.A6" office:value-type="string">
            <text:p text:style-name="P14">43<text:span text:style-name="T7"/></text:p>
          </table:table-cell>
          <table:table-cell table:style-name="Таблиця3.A6" office:value-type="string">
            <text:p text:style-name="P32">складати план розвитку працівників<text:span text:style-name="T7"/></text:p>
          </table:table-cell>
          <table:table-cell table:style-name="Таблиця3.A6" office:value-type="string">
            <text:p text:style-name="P15">16</text:p>
          </table:table-cell>
        </table:table-row>
        <table:table-row table:style-name="Таблиця3.1">
          <table:table-cell table:style-name="Таблиця3.A6" office:value-type="string">
            <text:p text:style-name="P14">44<text:span text:style-name="T7"/></text:p>
          </table:table-cell>
          <table:table-cell table:style-name="Таблиця3.A6" office:value-type="string">
            <text:p text:style-name="P32">формувати корпоративну культуру компанії<text:soft-page-break/><text:span text:style-name="T7"/></text:p>
          </table:table-cell>
          <table:table-cell table:style-name="Таблиця3.A6" office:value-type="string">
            <text:p text:style-name="P15">40</text:p>
          </table:table-cell>
        </table:table-row>
        <table:table-row table:style-name="Таблиця3.1">
          <table:table-cell table:style-name="Таблиця3.A6" office:value-type="string">
            <text:p text:style-name="P14">45<text:span text:style-name="T7"/></text:p>
          </table:table-cell>
          <table:table-cell table:style-name="Таблиця3.A6" office:value-type="string">
            <text:p text:style-name="P32">розробляти опитувальники для кандидатів та працівників<text:span text:style-name="T7"/></text:p>
          </table:table-cell>
          <table:table-cell table:style-name="Таблиця3.A6" office:value-type="string">
            <text:p text:style-name="P15">22</text:p>
          </table:table-cell>
        </table:table-row>
        <table:table-row table:style-name="Таблиця3.1">
          <table:table-cell table:style-name="Таблиця3.A6" office:value-type="string">
            <text:p text:style-name="P14">46<text:span text:style-name="T7"/></text:p>
          </table:table-cell>
          <table:table-cell table:style-name="Таблиця3.A6" office:value-type="string">
            <text:p text:style-name="P32">навички розв’язання проблем і роботи в нестандартних ситуаціях<text:span text:style-name="T7"/></text:p>
          </table:table-cell>
          <table:table-cell table:style-name="Таблиця3.A6" office:value-type="string">
            <text:p text:style-name="P15">17</text:p>
          </table:table-cell>
        </table:table-row>
        <table:table-row table:style-name="Таблиця3.1">
          <table:table-cell table:style-name="Таблиця3.A6" office:value-type="string">
            <text:p text:style-name="P14">47<text:span text:style-name="T7"/></text:p>
          </table:table-cell>
          <table:table-cell table:style-name="Таблиця3.A6" office:value-type="string">
            <text:p text:style-name="P32">винахідливість та здатність до інновацій<text:span text:style-name="T7"/></text:p>
          </table:table-cell>
          <table:table-cell table:style-name="Таблиця3.A6" office:value-type="string">
            <text:p text:style-name="P15">20</text:p>
          </table:table-cell>
        </table:table-row>
        <table:table-row table:style-name="Таблиця3.1">
          <table:table-cell table:style-name="Таблиця3.A6" office:value-type="string">
            <text:p text:style-name="P14">48<text:span text:style-name="T7"/></text:p>
          </table:table-cell>
          <table:table-cell table:style-name="Таблиця3.A6" office:value-type="string">
            <text:p text:style-name="P33">схильність до логічно обґрунтованого ризику<text:span text:style-name="T7"/></text:p>
          </table:table-cell>
          <table:table-cell table:style-name="Таблиця3.A6" office:value-type="string">
            <text:p text:style-name="P15">18</text:p>
          </table:table-cell>
        </table:table-row>
        <table:table-row table:style-name="Таблиця3.1">
          <table:table-cell table:style-name="Таблиця3.A1" office:value-type="string">
            <text:p text:style-name="P25"><text:span text:style-name="T7">49</text:span><text:span text:style-name="T7"/></text:p>
          </table:table-cell>
          <table:table-cell table:style-name="Таблиця3.A1" office:value-type="string">
            <text:p text:style-name="P33">висока адаптованість до нового середовища<text:span text:style-name="T7"/></text:p>
          </table:table-cell>
          <table:table-cell table:style-name="Таблиця3.A1" office:value-type="string">
            <text:p text:style-name="P26"><text:span text:style-name="T7">35</text:span><text:span text:style-name="T7"/></text:p>
          </table:table-cell>
        </table:table-row>
        <table:table-row table:style-name="Таблиця3.1">
          <table:table-cell table:style-name="Таблиця3.A1" office:value-type="string">
            <text:p text:style-name="P21"><text:span text:style-name="T5">5</text:span><text:span text:style-name="T8">0</text:span><text:span text:style-name="T8"/></text:p>
          </table:table-cell>
          <table:table-cell table:style-name="Таблиця3.A1" office:value-type="string">
            <text:p text:style-name="P33">володіти мистецтвом презентації<text:span text:style-name="T7"/></text:p>
          </table:table-cell>
          <table:table-cell table:style-name="Таблиця3.A1" office:value-type="string">
            <text:p text:style-name="P26"><text:span text:style-name="T7">17</text:span><text:span text:style-name="T7"/></text:p>
          </table:table-cell>
        </table:table-row>
      </table:table>
      <text:p text:style-name="P3"><text:span text:style-name="T7"><text:s/></text:span><text:span text:style-name="T1">Ранг ‒ 1 мах; Ранг 52 ‒ </text:span><text:span text:style-name="T9">m</text:span><text:span text:style-name="T1">і</text:span><text:span text:style-name="T9">n.</text:span><text:span text:style-name="T9"/></text:p>
      <text:p text:style-name="P7"/>
      <text:p text:style-name="P3"><text:span text:style-name="T1">Висновки: ????</text:span><text:span text:style-name="T1"/></text:p>
      <text:p text:style-name="P7"/>
      <text:p text:style-name="P3"><text:span text:style-name="T1">Перелік компетенцій менеджера з персоналу:</text:span><text:span text:style-name="T1"/></text:p>
      <text:p text:style-name="P11"/>
      <text:p text:style-name="P28"><text:span text:style-name="T7">1) знати законодавчі та нормативно-правові акти, </text:span><text:span text:style-name="T7"/></text:p>
      <text:p text:style-name="P28"><text:span text:style-name="T7">2) вміти <text:s/>регламентувати діяльність підприємства, установи, організації з управління персоналом; </text:span><text:span text:style-name="T7"/></text:p>
      <text:p text:style-name="P28"><text:span text:style-name="T7">3) керувати автомобілем;</text:span><text:span text:style-name="T7"/></text:p>
      <text:p text:style-name="P28"><text:span text:style-name="T7">4) проєктувати цілі, стратегію розвитку та бізнес-план підприємства;</text:span><text:span text:style-name="T7"/></text:p>
      <text:p text:style-name="P28"><text:span text:style-name="T7">5) <text:s/>знати трудове законодавство; </text:span><text:span text:style-name="T7"/></text:p>
      <text:p text:style-name="P28"><text:span text:style-name="T7">6) знати основи ринкової економіки, підприємництва та ведення бізнесу; кон'юнктуру ринку праці та освітніх послуг; </text:span><text:span text:style-name="T7"/></text:p>
      <text:p text:style-name="P28"><text:span text:style-name="T7">7) планувати і прогнозувати потребу в персоналі; </text:span><text:span text:style-name="T7"/></text:p>
      <text:p text:style-name="P28"><text:span text:style-name="T7">8) мати освіту зі спеціальності «право»</text:span><text:span text:style-name="T7"/></text:p>
      <text:p text:style-name="P28"><text:span text:style-name="T7">9) аналізувати кількісний та якісний склад працюючих; </text:span><text:span text:style-name="T7"/></text:p>
      <text:p text:style-name="P29"><text:span text:style-name="T7">10) знати сучасні концепції з менеджменту персоналу; </text:span><text:span text:style-name="T7"/></text:p>
      <text:p text:style-name="P29"><text:span text:style-name="T7">11) знати систему стандартів з праці, трудових і соціальних нормативів; </text:span><text:span text:style-name="T7"/></text:p>
      <text:p text:style-name="P29"><text:span text:style-name="T7">12) знати основи технології виробництва та перспективи розвитку; </text:span><text:span text:style-name="T7"/></text:p>
      <text:p text:style-name="P29"><text:span text:style-name="T7">13) знати передові технології кадрової роботи, стандарти та уніфіковані форми кадрової документації;</text:span><text:span text:style-name="T7"/></text:p>
      <text:p text:style-name="P29"><text:span text:style-name="T7">14) використовувати інформацію із застосуванням сучасних технічних засобів комунікацій та зв'язку, обчислювальної техніки; </text:span><text:span text:style-name="T7"/></text:p>
      <text:p text:style-name="P29"><text:span text:style-name="T7">15) мати високий рівень працездатності;</text:span><text:span text:style-name="T7"/></text:p>
      <text:p text:style-name="P29"><text:span text:style-name="T7">16) проводити кадровий аудит;</text:span><text:span text:style-name="T7"/></text:p>
      <text:p text:style-name="P29"><text:span text:style-name="T7">17) володіти іноземною мовою;</text:span><text:span text:style-name="T7"/></text:p>
      <text:p text:style-name="P29"><text:span text:style-name="T7">18) знати правила та норми охорони праці, пожежної безпеки та виробничої санітарії;</text:span><text:span text:style-name="T7"/></text:p>
      <text:p text:style-name="P29"><text:span text:style-name="T7">19) мати високий рівень емпатії;</text:span><text:span text:style-name="T7"/></text:p>
      <text:p text:style-name="P29"><text:span text:style-name="T7">20) мати високий рівень комунікабельності;</text:span><text:span text:style-name="T7"/></text:p>
      <text:p text:style-name="P29"><text:span text:style-name="T7">21) застосовувати гнучкість у рішенні питань;</text:span><text:span text:style-name="T7"/></text:p>
      <text:p text:style-name="P29"><text:span text:style-name="T7">22) мати активну життєву позицію;</text:span><text:span text:style-name="T7"/></text:p>
      <text:p text:style-name="P29"><text:span text:style-name="T7">23) керувати HR-командою;</text:span><text:span text:style-name="T7"/></text:p>
      <text:p text:style-name="P29"><text:span text:style-name="T7">24) орієнтуватися на результат;</text:span><text:span text:style-name="T7"/></text:p>
      <text:p text:style-name="P29"><text:span text:style-name="T7">25) вміння вирішувати конфліктні ситуації;</text:span><text:span text:style-name="T7"/></text:p>
      <text:p text:style-name="P29"><text:span text:style-name="T7">26) мати відповідальність;</text:span><text:span text:style-name="T7"/></text:p>
      <text:p text:style-name="P29"><text:span text:style-name="T7">27) прагнення до постійного саморозвитку та навчання;</text:span><text:span text:style-name="T7"/></text:p>
      <text:p text:style-name="P29"><text:span text:style-name="T7">28) мати освіту зі спеціальності «психологія»;</text:span><text:span text:style-name="T7"/></text:p>
      <text:p text:style-name="P29"><text:span text:style-name="T7">29) мати лідерські якості;</text:span><text:span text:style-name="T7"/></text:p>
      <text:p text:style-name="P29"><text:span text:style-name="T7">30) застосовувати менторство, наставництво;</text:span><text:span text:style-name="T7"/></text:p>
      <text:p text:style-name="P29"><text:span text:style-name="T7">31) навички відбору кандидатів;</text:span><text:span text:style-name="T7"/></text:p>
      <text:p text:style-name="P29"><text:span text:style-name="T7">32) мати високий рівень стресостійкості;</text:span><text:span text:style-name="T7"/></text:p>
      <text:p text:style-name="P29"><text:span text:style-name="T7">33) навички роботи з додатковими джерелами підбору персоналу;</text:span><text:span text:style-name="T7"/></text:p>
      <text:p text:style-name="P29"><text:span text:style-name="T7">34) вміння розробляти основні інструменти для роботи з персоналом (заява на підбір, профіль посади тощо);</text:span><text:span text:style-name="T7"/></text:p>
      <text:p text:style-name="P29"><text:span text:style-name="T7">35) складання КПІ та мотивувати працівників;</text:span><text:span text:style-name="T7"/></text:p>
      <text:p text:style-name="P29"><text:span text:style-name="T7">36) володіти інструментами оцінювання персоналу;</text:span><text:span text:style-name="T7"/></text:p>
      <text:p text:style-name="P29"><text:soft-page-break/><text:span text:style-name="T7">37) тестування на виявлення професійних навичок або особистих здібностей працівника;</text:span><text:span text:style-name="T7"/></text:p>
      <text:p text:style-name="P29"><text:span text:style-name="T7">38) проведення HR-аналітики;</text:span><text:span text:style-name="T7"/></text:p>
      <text:p text:style-name="P29"><text:span text:style-name="T7">39) застосовування ефективного тайм менеджменту;</text:span><text:span text:style-name="T7"/></text:p>
      <text:p text:style-name="P29"><text:span text:style-name="T7">40) розробляти структуру управління та кадровий склад;</text:span><text:span text:style-name="T7"/></text:p>
      <text:p text:style-name="P29"><text:span text:style-name="T7">41) розробляти процес адаптації працівників;</text:span><text:span text:style-name="T7"/></text:p>
      <text:p text:style-name="P29"><text:span text:style-name="T7">42) <text:s/>розробляти посадові інструкції, профілі посад;</text:span><text:span text:style-name="T7"/></text:p>
      <text:p text:style-name="P29"><text:span text:style-name="T7">43) складати план розвитку працівників;</text:span><text:span text:style-name="T7"/></text:p>
      <text:p text:style-name="P29"><text:span text:style-name="T7">44) формувати корпоративну культуру компанії;</text:span><text:span text:style-name="T7"/></text:p>
      <text:p text:style-name="P29"><text:span text:style-name="T7">45) розробляти опитувальники для кандидатів та працівників.</text:span><text:span text:style-name="T7"/></text:p>
      <text:p text:style-name="P29"><text:span text:style-name="T7">46) навички розв’язання проблем і роботи в нестандартних ситуаціях; </text:span><text:span text:style-name="T7"/></text:p>
      <text:p text:style-name="P29"><text:span text:style-name="T7">47) <text:s/>винахідливість та здатність до інновацій;</text:span><text:span text:style-name="T7"/></text:p>
      <text:p text:style-name="P30"><text:span text:style-name="T7">48) схильність до логічно обґрунтованого ризику; </text:span><text:span text:style-name="T7"/></text:p>
      <text:p text:style-name="P30"><text:span text:style-name="T7">49) висока адаптованість до нового середовища;</text:span><text:span text:style-name="T7"/></text:p>
      <text:p text:style-name="P30"><text:span text:style-name="T7">50) володіти мистецтвом презентації;</text:span><text:span text:style-name="T7"/></text:p>
      <text:p text:style-name="P29"><text:span text:style-name="T7">51) <text:s/>мати навички користувача ПК;</text:span><text:span text:style-name="T7"/></text:p>
      <text:p text:style-name="P29"><text:span text:style-name="T7">52) застосовувати <text:s/>навички ділового спілкування; </text:span><text:span text:style-name="T7"/></text:p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4cm" fo:margin-left="2.17cm" fo:margin-right="1.169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mitry Dragan</meta:initial-creator>
    <meta:editing-cycles>3</meta:editing-cycles>
    <meta:creation-date>2024-02-16T11:40:00</meta:creation-date>
    <dc:date>2024-03-26T19:36:21.589000000</dc:date>
    <meta:editing-duration>PT7H29M44S</meta:editing-duration>
    <meta:generator>LibreOffice/7.5.2.2$Windows_X86_64 LibreOffice_project/53bb9681a964705cf672590721dbc85eb4d0c3a2</meta:generator>
    <meta:document-statistic meta:table-count="3" meta:image-count="0" meta:object-count="2" meta:page-count="9" meta:paragraph-count="443" meta:word-count="1635" meta:character-count="13746" meta:non-whitespace-character-count="10084"/>
    <meta:user-defined meta:name="AppVersion">16.0000</meta:user-defined>
    <meta:template xlink:type="simple" xlink:actuate="onRequest" xlink:title="Normal" xlink:href="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4pt" fo:language="uk" fo:country="UA" fo:font-weight="bold" style:font-size-asian="14pt" style:font-weight-asian="bold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4pt" style:font-size-asian="14pt" style:font-size-complex="14pt"/>
    </style:style>
    <style:style style:name="ch4" style:family="chart">
      <style:chart-properties chart:include-hidden-cells="false" chart:treat-empty-cells="leave-gap" loext:external-data="word/embeddings/Microsoft_Excel_Worksheet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pie-offset="22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 chart:pie-offset="15"/>
      <style:graphic-properties draw:stroke="solid" svg:stroke-width="0.053cm" svg:stroke-color="#ffffff" draw:fill-color="#a5a5a5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6cm" svg:height="8.886cm" xlink:href="." xlink:type="simple" chart:class="chart:circle" chart:style-name="ch1">
        <chart:title svg:x="2.226cm" svg:y="0.271cm" chart:style-name="ch2">
          <text:p>Структура компетенцій менеджера з персоналу,%</text:p>
        </chart:title>
        <chart:legend chart:legend-position="bottom" svg:x="5.258cm" svg:y="8.079cm" style:legend-expansion="custom" svg:width="7.153cm" svg:height="0.595cm" style:legend-expansion-aspect-ratio="12.0218487394958" chart:style-name="ch3"/>
        <chart:plot-area chart:style-name="ch4" chart:data-source-has-labels="both" svg:x="4.058cm" svg:y="1.008cm" svg:width="7.607cm" svg:height="6.931cm">
          <chart:coordinate-region svg:x="4.482cm" svg:y="1.377cm" svg:width="6.562cm" svg:height="6.562cm"/>
          <chart:axis chart:dimension="x" chart:name="primary-x" chart:style-name="ch5" chartooo:axis-type="text">
            <chart:categories table:cell-range-address="local-table.$A$2:.$A$4"/>
          </chart:axis>
          <chart:axis chart:dimension="y" chart:name="primary-y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мпетенції,%</text:p>
              </table:table-cell>
            </table:table-row>
          </table:table-header-rows>
          <table:table-rows>
            <table:table-row>
              <table:table-cell office:value-type="string">
                <text:p>Базові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Важливі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Бажані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4pt" style:font-size-asian="14pt" style:font-size-complex="14pt"/>
    </style:style>
    <style:style style:name="ch4" style:family="chart">
      <style:chart-properties chart:three-dimensional="true" chart:include-hidden-cells="false" chart:auto-position="true" chart:auto-size="true" chart:treat-empty-cells="leave-gap" loext:external-data="word/embeddings/Microsoft_Excel_Worksheet1.xlsx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071cm" svg:stroke-color="#ffffff" draw:fill-color="#4472c4"/>
    </style:style>
    <style:style style:name="ch10" style:family="chart">
      <style:chart-properties chart:solid-type="cuboid"/>
      <style:graphic-properties draw:stroke="solid" svg:stroke-width="0.071cm" svg:stroke-color="#ffffff" draw:fill-color="#ed7d31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circle" chart:style-name="ch1">
        <chart:title svg:x="2.206cm" svg:y="0.313cm" chart:style-name="ch2">
          <text:p>Структура компетенцій менеджера з персоналу,%</text:p>
        </chart:title>
        <chart:legend chart:legend-position="bottom" svg:x="4.994cm" svg:y="8.2cm" style:legend-expansion="wide" chart:style-name="ch3"/>
        <chart:plot-area chart:style-name="ch4" chart:data-source-has-labels="both" svg:x="0.304cm" svg:y="1.273cm" svg:width="14.631cm" svg:height="6.566cm" dr3d:transform="matrix (0.906306771049824 0 -0.422620440524641 -0.39713343678943 0.342019314862106 -0.851650058207637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1.471cm" svg:y="1.273cm" svg:width="12.297cm" svg:height="6.56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3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уктура компетенцій менеджера з персоналу,%</text:p>
              </table:table-cell>
            </table:table-row>
          </table:table-header-rows>
          <table:table-rows>
            <table:table-row>
              <table:table-cell office:value-type="string">
                <text:p>soft skill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hard  skill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